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7.842cm"/>
    </style:style>
    <style:style style:name="co19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" style:family="table-cell" style:parent-style-name="Default">
      <style:table-cell-properties fo:background-color="#ffffa6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6d6d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e6e905"/>
    </style:style>
    <style:style style:name="ce26" style:family="table-cell" style:parent-style-name="Default">
      <style:table-cell-properties fo:background-color="#e5737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176"/>
    </style:style>
    <style:style style:name="ce29" style:family="table-cell" style:parent-style-name="Default">
      <style:table-cell-properties fo:background-color="#fdd835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ffd7d7"/>
    </style:style>
    <style:style style:name="ce33" style:family="table-cell" style:parent-style-name="Default">
      <style:table-cell-properties fo:background-color="#fc5c00"/>
    </style:style>
    <style:style style:name="ce34" style:family="table-cell" style:parent-style-name="Default">
      <style:table-cell-properties fo:background-color="#81aca6"/>
    </style:style>
    <style:style style:name="ce35" style:family="table-cell" style:parent-style-name="Default">
      <style:table-cell-properties fo:background-color="#e65100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9fa8da"/>
    </style:style>
    <style:style style:name="ce38" style:family="table-cell" style:parent-style-name="Default">
      <style:table-cell-properties fo:background-color="#c8e6c9"/>
    </style:style>
    <style:style style:name="ce4" style:family="table-cell" style:parent-style-name="Default">
      <style:table-cell-properties fo:background-color="#b7b3ca"/>
    </style:style>
    <style:style style:name="ce40" style:family="table-cell" style:parent-style-name="Default">
      <style:table-cell-properties fo:background-color="#b3e5fc"/>
    </style:style>
    <style:style style:name="ce41" style:family="table-cell" style:parent-style-name="Default">
      <style:table-cell-properties fo:background-color="#ffd54f"/>
    </style:style>
    <style:style style:name="ce43" style:family="table-cell" style:parent-style-name="Default">
      <style:table-cell-properties fo:background-color="#d7ccc8"/>
    </style:style>
    <style:style style:name="ce44" style:family="table-cell" style:parent-style-name="Default">
      <style:table-cell-properties fo:background-color="#bbe33d"/>
    </style:style>
    <style:style style:name="ce45" style:family="table-cell" style:parent-style-name="Default">
      <style:table-cell-properties fo:background-color="#bcaaa4"/>
    </style:style>
    <style:style style:name="ce47" style:family="table-cell" style:parent-style-name="Default">
      <style:table-cell-properties fo:background-color="#ffab91"/>
    </style:style>
    <style:style style:name="ce48" style:family="table-cell" style:parent-style-name="Default">
      <style:table-cell-properties fo:background-color="#ffccbc"/>
    </style:style>
    <style:style style:name="ce50" style:family="table-cell" style:parent-style-name="Default">
      <style:table-cell-properties fo:background-color="#fff59d"/>
    </style:style>
    <style:style style:name="ce58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dedce6"/>
    </style:style>
    <style:style style:name="ce63" style:family="table-cell" style:parent-style-name="Default">
      <style:table-cell-properties fo:background-color="#c5cae9"/>
    </style:style>
    <style:style style:name="ce65" style:family="table-cell" style:parent-style-name="Default">
      <style:table-cell-properties fo:background-color="#e8f2a1"/>
    </style:style>
    <style:style style:name="ce67" style:family="table-cell" style:parent-style-name="Default">
      <style:table-cell-properties fo:background-color="#f6f9d4"/>
    </style:style>
    <style:style style:name="ce69" style:family="table-cell" style:parent-style-name="Default">
      <style:table-cell-properties fo:background-color="#cfd8dc"/>
    </style:style>
    <style:style style:name="ce70" style:family="table-cell" style:parent-style-name="Default">
      <style:table-cell-properties fo:background-color="#ff7043"/>
    </style:style>
    <style:style style:name="ce71" style:family="table-cell" style:parent-style-name="Default">
      <style:table-cell-properties fo:background-color="#f7d1d5"/>
    </style:style>
    <style:style style:name="ce72" style:family="table-cell" style:parent-style-name="Default">
      <style:table-cell-properties fo:background-color="#b2ebf2"/>
    </style:style>
    <style:style style:name="ce73" style:family="table-cell" style:parent-style-name="Default">
      <style:table-cell-properties fo:background-color="#e0f2f1"/>
    </style:style>
    <style:style style:name="ce74" style:family="table-cell" style:parent-style-name="Default">
      <style:table-cell-properties fo:background-color="#ffdbb6"/>
    </style:style>
    <style:style style:name="ce75" style:family="table-cell" style:parent-style-name="Default">
      <style:table-cell-properties fo:background-color="#ffb66c"/>
    </style:style>
    <style:style style:name="ce76" style:family="table-cell" style:parent-style-name="Default">
      <style:table-cell-properties fo:background-color="#a5d6a7"/>
    </style:style>
    <style:style style:name="ce77" style:family="table-cell" style:parent-style-name="Default">
      <style:table-cell-properties fo:background-color="#ffecb3"/>
    </style:style>
    <style:style style:name="ce78" style:family="table-cell" style:parent-style-name="Default">
      <style:table-cell-properties fo:background-color="#81c784"/>
    </style:style>
    <style:style style:name="ce79" style:family="table-cell" style:parent-style-name="Default">
      <style:table-cell-properties fo:background-color="#66bb6a"/>
    </style:style>
    <style:style style:name="ce8" style:family="table-cell" style:parent-style-name="Default">
      <style:table-cell-properties fo:background-color="#f10d0c"/>
    </style:style>
    <style:style style:name="ce81" style:family="table-cell" style:parent-style-name="Default">
      <style:table-cell-properties fo:background-color="#43a047"/>
    </style:style>
    <style:style style:name="ce82" style:family="table-cell" style:parent-style-name="Default">
      <style:table-cell-properties fo:background-color="#7cb342"/>
    </style:style>
    <style:style style:name="ce83" style:family="table-cell" style:parent-style-name="Default">
      <style:table-cell-properties fo:background-color="#ffbf00"/>
    </style:style>
    <style:style style:name="ce84" style:family="table-cell" style:parent-style-name="Default">
      <style:table-cell-properties fo:background-color="#fff5ce"/>
    </style:style>
    <style:style style:name="ce85" style:family="table-cell" style:parent-style-name="Default">
      <style:table-cell-properties fo:background-color="#dcedc8"/>
    </style:style>
    <style:style style:name="ce86" style:family="table-cell" style:parent-style-name="Default">
      <style:table-cell-properties fo:background-color="#c5e1a5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ce13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3" style:family="table-cell" style:parent-style-name="Default">
      <style:table-cell-properties fo:background-color="#d4ea6b"/>
    </style:style>
    <style:style style:name="ce134" style:family="table-cell" style:parent-style-name="Default">
      <style:table-cell-properties fo:background-color="#ffffa6"/>
    </style:style>
    <style:style style:name="ce135" style:family="table-cell" style:parent-style-name="Default">
      <style:table-cell-properties fo:background-color="#ff8000"/>
    </style:style>
    <style:style style:name="ce136" style:family="table-cell" style:parent-style-name="Default">
      <style:table-cell-properties fo:background-color="#81d41a"/>
    </style:style>
    <style:style style:name="ce137" style:family="table-cell" style:parent-style-name="Default">
      <style:table-cell-properties fo:background-color="#ff0000"/>
    </style:style>
    <style:style style:name="ce138" style:family="table-cell" style:parent-style-name="Default">
      <style:table-cell-properties fo:background-color="#ffff6d"/>
    </style:style>
    <style:style style:name="ce139" style:family="table-cell" style:parent-style-name="Default">
      <style:table-cell-properties fo:background-color="#acb20c"/>
    </style:style>
    <style:style style:name="ce140" style:family="table-cell" style:parent-style-name="Default">
      <style:table-cell-properties fo:background-color="#e8a202"/>
    </style:style>
    <style:style style:name="ce141" style:family="table-cell" style:parent-style-name="Default">
      <style:table-cell-properties fo:background-color="#b4c7dc"/>
    </style:style>
    <style:style style:name="ce142" style:family="table-cell" style:parent-style-name="Default">
      <style:table-cell-properties fo:background-color="#eeeeee"/>
    </style:style>
    <style:style style:name="ce143" style:family="table-cell" style:parent-style-name="Default">
      <style:table-cell-properties fo:background-color="#e57373"/>
    </style:style>
    <style:style style:name="ce144" style:family="table-cell" style:parent-style-name="Default">
      <style:table-cell-properties fo:background-color="#e65100"/>
    </style:style>
    <style:style style:name="ce145" style:family="table-cell" style:parent-style-name="Default">
      <style:table-cell-properties fo:background-color="#bf819e"/>
    </style:style>
    <style:style style:name="ce146" style:family="table-cell" style:parent-style-name="Default">
      <style:table-cell-properties fo:background-color="#c5cae9"/>
    </style:style>
    <style:style style:name="ce147" style:family="table-cell" style:parent-style-name="Default">
      <style:table-cell-properties fo:background-color="#00a933"/>
    </style:style>
    <style:style style:name="ce148" style:family="table-cell" style:parent-style-name="Default">
      <style:table-cell-properties fo:background-color="#ffdbb6"/>
    </style:style>
    <style:style style:name="ce149" style:family="table-cell" style:parent-style-name="Default">
      <style:table-cell-properties fo:background-color="#81aca6"/>
    </style:style>
    <style:style style:name="ce150" style:family="table-cell" style:parent-style-name="Default">
      <style:table-cell-properties fo:background-color="#b2ebf2"/>
    </style:style>
    <style:style style:name="ce151" style:family="table-cell" style:parent-style-name="Default">
      <style:table-cell-properties fo:background-color="#ff6d6d"/>
    </style:style>
    <style:style style:name="ce163" style:family="table-cell" style:parent-style-name="Default">
      <style:table-cell-properties fo:background-color="#ffecb3"/>
    </style:style>
    <style:style style:name="ce164" style:family="table-cell" style:parent-style-name="Default">
      <style:table-cell-properties fo:background-color="#b3e5fc"/>
    </style:style>
    <style:style style:name="ce165" style:family="table-cell" style:parent-style-name="Default">
      <style:table-cell-properties fo:background-color="#ed4c05"/>
    </style:style>
    <style:style style:name="ce166" style:family="table-cell" style:parent-style-name="Default">
      <style:table-cell-properties fo:background-color="#dee6ef"/>
    </style:style>
    <style:style style:name="ce167" style:family="table-cell" style:parent-style-name="Default">
      <style:table-cell-properties fo:background-color="#ffff00"/>
    </style:style>
    <style:style style:name="ce168" style:family="table-cell" style:parent-style-name="Default">
      <style:table-cell-properties fo:background-color="#fff59d"/>
    </style:style>
    <style:style style:name="ce169" style:family="table-cell" style:parent-style-name="Default">
      <style:table-cell-properties fo:background-color="#ffbf00"/>
    </style:style>
    <style:style style:name="ce170" style:family="table-cell" style:parent-style-name="Default">
      <style:table-cell-properties fo:background-color="#ffd7d7"/>
    </style:style>
    <style:style style:name="ce171" style:family="table-cell" style:parent-style-name="Default">
      <style:table-cell-properties fo:background-color="#cccccc"/>
    </style:style>
    <style:style style:name="ce172" style:family="table-cell" style:parent-style-name="Default">
      <style:table-cell-properties fo:background-color="#cfd8dc"/>
    </style:style>
    <style:style style:name="ce173" style:family="table-cell" style:parent-style-name="Default">
      <style:table-cell-properties fo:background-color="#f7d1d5"/>
    </style:style>
    <style:style style:name="ce174" style:family="table-cell" style:parent-style-name="Default">
      <style:table-cell-properties fo:background-color="#9fa8da"/>
    </style:style>
    <style:style style:name="ce175" style:family="table-cell" style:parent-style-name="Default">
      <style:table-cell-properties fo:background-color="#f10d0c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b7b3ca"/>
    </style:style>
    <style:style style:name="ce178" style:family="table-cell" style:parent-style-name="Default">
      <style:table-cell-properties fo:background-color="#ffb66c"/>
    </style:style>
    <style:style style:name="ce179" style:family="table-cell" style:parent-style-name="Default">
      <style:table-cell-properties fo:background-color="#bbe33d"/>
    </style:style>
    <style:style style:name="ce180" style:family="table-cell" style:parent-style-name="Default">
      <style:table-cell-properties fo:background-color="#ffd54f"/>
    </style:style>
    <style:style style:name="ce181" style:family="table-cell" style:parent-style-name="Default">
      <style:table-cell-properties fo:background-color="#fc5c00"/>
    </style:style>
    <style:style style:name="ce182" style:family="table-cell" style:parent-style-name="Default">
      <style:table-cell-properties fo:background-color="#e6e905"/>
    </style:style>
    <style:style style:name="ce183" style:family="table-cell" style:parent-style-name="Default">
      <style:table-cell-properties fo:background-color="#7cb342"/>
    </style:style>
    <style:style style:name="ce184" style:family="table-cell" style:parent-style-name="Default">
      <style:table-cell-properties fo:background-color="#66bb6a"/>
    </style:style>
    <style:style style:name="ce185" style:family="table-cell" style:parent-style-name="Default">
      <style:table-cell-properties fo:background-color="#fff5ce"/>
    </style:style>
    <style:style style:name="ce186" style:family="table-cell" style:parent-style-name="Default">
      <style:table-cell-properties fo:background-color="#f6f9d4"/>
    </style:style>
    <style:style style:name="ce187" style:family="table-cell" style:parent-style-name="Default">
      <style:table-cell-properties fo:background-color="#ff7043"/>
    </style:style>
    <style:style style:name="ce188" style:family="table-cell" style:parent-style-name="Default">
      <style:table-cell-properties fo:background-color="#43a047"/>
    </style:style>
    <style:style style:name="ce189" style:family="table-cell" style:parent-style-name="Default">
      <style:table-cell-properties fo:background-color="#ffab91"/>
    </style:style>
    <style:style style:name="ce190" style:family="table-cell" style:parent-style-name="Default">
      <style:table-cell-properties fo:background-color="#dedce6"/>
    </style:style>
    <style:style style:name="ce191" style:family="table-cell" style:parent-style-name="Default">
      <style:table-cell-properties fo:background-color="#ffccbc"/>
    </style:style>
    <style:style style:name="ce192" style:family="table-cell" style:parent-style-name="Default">
      <style:table-cell-properties fo:background-color="#069a2e"/>
    </style:style>
    <style:style style:name="ce193" style:family="table-cell" style:parent-style-name="Default">
      <style:table-cell-properties fo:background-color="#c8e6c9"/>
    </style:style>
    <style:style style:name="ce194" style:family="table-cell" style:parent-style-name="Default">
      <style:table-cell-properties fo:background-color="#e0f2f1"/>
    </style:style>
    <style:style style:name="ce195" style:family="table-cell" style:parent-style-name="Default">
      <style:table-cell-properties fo:background-color="#c5e1a5"/>
    </style:style>
    <style:style style:name="ce196" style:family="table-cell" style:parent-style-name="Default">
      <style:table-cell-properties fo:background-color="#fff176"/>
    </style:style>
    <style:style style:name="ce197" style:family="table-cell" style:parent-style-name="Default">
      <style:table-cell-properties fo:background-color="#ffe994"/>
    </style:style>
    <style:style style:name="ce198" style:family="table-cell" style:parent-style-name="Default">
      <style:table-cell-properties fo:background-color="#5eb91e"/>
    </style:style>
    <style:style style:name="ce199" style:family="table-cell" style:parent-style-name="Default">
      <style:table-cell-properties fo:background-color="#729fcf"/>
    </style:style>
    <style:style style:name="ce200" style:family="table-cell" style:parent-style-name="Default">
      <style:table-cell-properties fo:background-color="#bcaaa4"/>
    </style:style>
    <style:style style:name="ce201" style:family="table-cell" style:parent-style-name="Default">
      <style:table-cell-properties fo:background-color="#dcedc8"/>
    </style:style>
    <style:style style:name="ce202" style:family="table-cell" style:parent-style-name="Default">
      <style:table-cell-properties fo:background-color="#81c784"/>
    </style:style>
    <style:style style:name="ce203" style:family="table-cell" style:parent-style-name="Default">
      <style:table-cell-properties fo:background-color="#a5d6a7"/>
    </style:style>
    <style:style style:name="ce204" style:family="table-cell" style:parent-style-name="Default">
      <style:table-cell-properties fo:background-color="#d7ccc8"/>
    </style:style>
    <style:style style:name="ce205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215" style:family="table-cell" style:parent-style-name="Default">
      <style:table-cell-properties style:vertical-align="bottom"/>
    </style:style>
    <style:style style:name="ce216" style:family="table-cell" style:parent-style-name="Default">
      <style:text-properties fo:text-shadow="1pt 1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34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36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39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4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43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44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50" office:value-type="string" calcext:value-type="string">
            <text:p><text:span text:style-name="T5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1" office:value-type="string" calcext:value-type="string">
            <text:p><text:span text:style-name="T5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63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65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41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6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68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7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2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73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4"><text:a xlink:href="https://en.wikipedia.org/wiki/Topology" xlink:type="simple">Topology</text:a></text:span><text:span text:style-name="T4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74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75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7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2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5" office:value-type="string" calcext:value-type="string">
            <text:p><text:span text:style-name="T5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77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5" office:value-type="string" calcext:value-type="string">
            <text:p><text:span text:style-name="T5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41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4"><text:a xlink:href="https://en.wikipedia.org/wiki/Probability_theory" xlink:type="simple">Probability theory</text:a></text:span><text:span text:style-name="T4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131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77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36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4"><text:a xlink:href="https://en.wikipedia.org/wiki/Algebra" xlink:type="simple">Algebra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36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4"><text:a xlink:href="https://en.wikipedia.org/wiki/Real_analysis" xlink:type="simple">Real analysis</text:a></text:span><text:span text:style-name="T4"> / </text:span><text:span text:style-name="T4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41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5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83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4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4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68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8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44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44" office:value-type="string" calcext:value-type="string">
            <text:p><text:span text:style-name="T5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68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5" office:value-type="string" calcext:value-type="string">
            <text:p><text:span text:style-name="T5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4"><text:a xlink:href="https://en.wikipedia.org/wiki/Probability_theory" xlink:type="simple">Probability theory</text:a></text:span><text:span text:style-name="T4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5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4"><text:a xlink:href="https://en.wikipedia.org/wiki/Set_theory" xlink:type="simple">Set theory</text:a></text:span><text:span text:style-name="T4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5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89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49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73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73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73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68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9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Chasles%27s_theorem_(disambiguation)" xlink:type="simple">Chasles's theorems</text:a></text:span><text:span text:style-name="T4"> - </text:span><text:span text:style-name="T4"><text:a xlink:href="https://en.wikipedia.org/wiki/Chasles%27_theorem_(kinematics)" xlink:type="simple">Kinematics</text:a></text:span><text:span text:style-name="T4"> / </text:span><text:span text:style-name="T4"><text:a xlink:href="https://en.wikipedia.org/wiki/Chasles%27_theorem_(gravitation)" xlink:type="simple">Gravitation</text:a></text:span><text:span text:style-name="T4"> / </text:span><text:span text:style-name="T4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4"><text:a xlink:href="https://en.wikipedia.org/wiki/Kinematics" xlink:type="simple">Kinematics</text:a></text:span><text:span text:style-name="T4"> / </text:span><text:span text:style-name="T4"><text:a xlink:href="https://en.wikipedia.org/wiki/Gravity" xlink:type="simple">Gravitation</text:a></text:span><text:span text:style-name="T4">  / </text:span><text:span text:style-name="T4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5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92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77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93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65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94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93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132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4"><text:a xlink:href="https://en.wikipedia.org/wiki/Computational_complexity_theory" xlink:type="simple">Computational complexity theory</text:a></text:span><text:span text:style-name="T4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93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4"><text:a xlink:href="https://en.wikipedia.org/wiki/Algebraic_curve" xlink:type="simple">Algebraic curves</text:a></text:span><text:span text:style-name="T4"> / </text:span><text:span text:style-name="T4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4"><text:a xlink:href="https://en.wikipedia.org/wiki/Large_deviations_theory" xlink:type="simple">Large deviations</text:a></text:span><text:span text:style-name="T4"> / </text:span><text:span text:style-name="T4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4"><text:a xlink:href="https://en.wikipedia.org/wiki/Group_theory" xlink:type="simple">Group theory</text:a></text:span><text:span text:style-name="T4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6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89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4"><text:a xlink:href="https://en.wikipedia.org/wiki/Number_theory" xlink:type="simple">Number theory</text:a></text:span><text:span text:style-name="T4"> / </text:span><text:span text:style-name="T4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68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50" office:value-type="string" calcext:value-type="string">
            <text:p><text:span text:style-name="T5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4"><text:a xlink:href="https://en.wikipedia.org/wiki/Geometry" xlink:type="simple">Geometry</text:a></text:span><text:span text:style-name="T4"> / </text:span><text:span text:style-name="T4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7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77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83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83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83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68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44" office:value-type="string" calcext:value-type="string">
            <text:p><text:span text:style-name="T5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6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Fermat%27s_theorem_(stationary_points)" xlink:type="simple">Fermat's theorem (stationary points)</text:a></text:span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77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92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99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89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89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68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200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99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5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201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36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91" office:value-type="string" calcext:value-type="string">
            <text:p><text:span text:style-name="T5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65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8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63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89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77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93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4"><text:a xlink:href="https://en.wikipedia.org/wiki/Geometry" xlink:type="simple">Geometry</text:a></text:span><text:span text:style-name="T4"> / </text:span><text:span text:style-name="T4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202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4" office:value-type="string" calcext:value-type="string">
            <text:p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4" office:value-type="string" calcext:value-type="string">
            <text:p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2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6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4"><text:a xlink:href="https://en.wikipedia.org/wiki/Commutative_algebra" xlink:type="simple">Commutative algebra</text:a></text:span><text:span text:style-name="T4"> / </text:span><text:span text:style-name="T4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4"><text:a xlink:href="https://en.wikipedia.org/wiki/Commutative_algebra" xlink:type="simple">Commutative algebra</text:a></text:span><text:span text:style-name="T4"> / </text:span><text:span text:style-name="T4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65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202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4"><text:a xlink:href="https://en.wikipedia.org/wiki/Topology" xlink:type="simple">Topology</text:a></text:span><text:span text:style-name="T4"> / </text:span><text:span text:style-name="T4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9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50" office:value-type="string" calcext:value-type="string">
            <text:p><text:span text:style-name="T5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77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5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68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4"><text:a xlink:href="https://en.wikipedia.org/wiki/Curve" xlink:type="simple">Curves</text:a></text:span><text:span text:style-name="T4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63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8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41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4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Jordan%27s_theorem_(multiply_transitive_groups)" xlink:type="simple">Jordan's theorem (multiply transitive groups)</text:a></text:span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41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75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6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20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6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5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99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4"><text:a xlink:href="https://en.wikipedia.org/wiki/Real_analysis" xlink:type="simple">Real analysis</text:a></text:span><text:span text:style-name="T4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39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4"><text:a xlink:href="https://en.wikipedia.org/wiki/Kinetics_(physics)" xlink:type="simple">Kinetics</text:a></text:span><text:span text:style-name="T4"> /  </text:span><text:span text:style-name="T4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4"><text:a xlink:href="https://en.wikipedia.org/wiki/Set_theory" xlink:type="simple">Set theory</text:a></text:span><text:span text:style-name="T4"> / </text:span><text:span text:style-name="T4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6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7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65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4"><text:a xlink:href="https://en.wikipedia.org/wiki/Operator_theory" xlink:type="simple">Operator theory</text:a></text:span><text:span text:style-name="T4"> / </text:span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77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2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132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65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73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89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4"><text:a xlink:href="https://en.wikipedia.org/wiki/Fixed_point_(mathematics)" xlink:type="simple">Fixed points</text:a></text:span><text:span text:style-name="T4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5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8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4"><text:a xlink:href="https://en.wikipedia.org/wiki/Algebraic_group" xlink:type="simple">Algebraic groups</text:a></text:span><text:span text:style-name="T4"> / </text:span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4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201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4"><text:a xlink:href="https://en.wikipedia.org/wiki/Number_theory" xlink:type="simple">Number theory</text:a></text:span><text:span text:style-name="T4"> / </text:span><text:span text:style-name="T4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73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4"><text:a xlink:href="https://en.wikipedia.org/wiki/Complex_analysis" xlink:type="simple">Complex analysis</text:a></text:span><text:span text:style-name="T4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2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204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75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99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94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200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94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202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202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204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204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204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92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91" office:value-type="string" calcext:value-type="string">
            <text:p><text:span text:style-name="T5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6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2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4"><text:a xlink:href="https://en.wikipedia.org/wiki/Algebra" xlink:type="simple">Algebra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200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Newton%27s_theorem_(quadrilateral)" xlink:type="simple">Newton's theorem (quadrilateral)</text:a></text:span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5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4"><text:a xlink:href="https://en.wikipedia.org/wiki/Calculus_of_variations" xlink:type="simple">Calculus of variations</text:a></text:span><text:span text:style-name="T4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5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9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6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2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93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41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74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49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36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4" office:value-type="string" calcext:value-type="string">
            <text:p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49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50" office:value-type="string" calcext:value-type="string">
            <text:p><text:span text:style-name="T5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92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74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4" office:value-type="string" calcext:value-type="string">
            <text:p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77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4"><text:a xlink:href="https://en.wikipedia.org/wiki/Computer_science" xlink:type="simple">Computer science</text:a></text:span><text:span text:style-name="T4"> / </text:span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89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6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81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77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8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9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48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5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43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39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4"><text:a xlink:href="https://en.wikipedia.org/wiki/Riemann_surfaces" xlink:type="simple">Riemann surfaces</text:a></text:span><text:span text:style-name="T4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9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4"><text:a xlink:href="https://en.wikipedia.org/wiki/Functional_analysis" xlink:type="simple">Functional analysis</text:a></text:span><text:span text:style-name="T4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46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94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9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4" office:value-type="string" calcext:value-type="string">
            <text:p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202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94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41" office:value-type="string" calcext:value-type="string">
            <text:p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5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75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36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4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92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201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4"><text:a xlink:href="https://en.wikipedia.org/wiki/Recursion_theory" xlink:type="simple">Recursion theory</text:a></text:span><text:span text:style-name="T4"> / </text:span><text:span text:style-name="T4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36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50" office:value-type="string" calcext:value-type="string">
            <text:p><text:span text:style-name="T5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4"><text:a xlink:href="https://en.wikipedia.org/wiki/Vector_calculus" xlink:type="simple">Vector calculus</text:a></text:span><text:span text:style-name="T4"> / </text:span><text:span text:style-name="T4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4"><text:a xlink:href="https://en.wikipedia.org/wiki/Functional_analysis" xlink:type="simple">Functional analysis</text:a></text:span><text:span text:style-name="T4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43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99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7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5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33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50" office:value-type="string" calcext:value-type="string">
            <text:p><text:span text:style-name="T5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20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5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70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98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2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85" office:value-type="string" calcext:value-type="string">
            <text:p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78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202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5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4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7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5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5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43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4"><text:a xlink:href="https://en.wikipedia.org/wiki/Complex_analysis" xlink:type="simple">Complex analysis</text:a></text:span><text:span text:style-name="T4"> / </text:span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82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20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5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86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49" office:value-type="string" calcext:value-type="string">
            <text:p><text:span text:style-name="T5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47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43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79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80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77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8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6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5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36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93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68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38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6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0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41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2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20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69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48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5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37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44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33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33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18" table:default-cell-style-name="ce153"/>
        <table:table-column table:style-name="co19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ce154" office:value-type="string" calcext:value-type="string">
            <text:p>MDPI – Publisher of Open Access Journals</text:p>
          </table:table-cell>
          <table:table-cell table:style-name="ce159" office:value-type="string" calcext:value-type="string">
            <text:p><text:a xlink:href="https://www.mdpi.com/" xlink:type="simple">https://www.mdpi.com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5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4"><text:a xlink:href="https://oeis.org/A000041" xlink:type="simple">A000041</text:a></text:span><text:span text:style-name="T4"> / </text:span><text:span text:style-name="T4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16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1:18:57.823141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9-29T21:21:37.958559599</dc:date>
    <meta:editing-duration>PT22H9S</meta:editing-duration>
    <meta:editing-cycles>743</meta:editing-cycles>
    <meta:generator>LibreOffice/7.2.1.2$Linux_X86_64 LibreOffice_project/20$Build-2</meta:generator>
    <meta:document-statistic meta:table-count="8" meta:cell-count="2723" meta:object-count="0"/>
  </office:meta>
</office:document-meta>
</file>